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002cm" fo:margin-left="0.106cm" table:align="left" style:writing-mode="lr-tb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13.49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639cm" fo:margin-left="-0.199cm" table:align="left" style:writing-mode="lr-tb"/>
    </style:style>
    <style:style style:name="Table2.A" style:family="table-column">
      <style:table-column-properties style:column-width="3.722cm"/>
    </style:style>
    <style:style style:name="Table2.B" style:family="table-column">
      <style:table-column-properties style:column-width="11.9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5.478cm" fo:margin-left="-0.238cm" table:align="left" style:writing-mode="lr-tb"/>
    </style:style>
    <style:style style:name="Table4.A" style:family="table-column">
      <style:table-column-properties style:column-width="3.731cm"/>
    </style:style>
    <style:style style:name="Table4.B" style:family="table-column">
      <style:table-column-properties style:column-width="11.74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bottom"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color="#000000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9pt" style:text-underline-style="none" officeooo:rsid="001e779b" officeooo:paragraph-rsid="001f919c" style:font-size-asian="9pt" style:font-size-complex="9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9pt" style:text-underline-style="none" officeooo:rsid="001e95e1" officeooo:paragraph-rsid="001e95e1" style:font-size-asian="9pt" style:font-size-complex="9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underline-style="none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text-underline-style="none" officeooo:rsid="001f919c" officeooo:paragraph-rsid="001f919c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text-underline-style="none" officeooo:rsid="002109f4" officeooo:paragraph-rsid="002109f4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style:text-autospace="none"/>
      <style:text-properties fo:color="#000000" fo:font-style="italic" style:font-style-asian="italic" style:font-style-complex="italic"/>
    </style:style>
    <style:style style:name="P11" style:family="paragraph" style:parent-style-name="Standard">
      <style:paragraph-properties fo:margin-top="0cm" fo:margin-bottom="0cm" loext:contextual-spacing="false" style:text-autospace="none"/>
      <style:text-properties fo:color="#000000" fo:font-style="italic" officeooo:paragraph-rsid="002e119e" style:font-style-asian="italic" style:font-style-complex="italic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 style:text-autospace="none"/>
      <style:text-properties fo:color="#000000" fo:font-size="28pt" fo:font-style="normal" officeooo:rsid="0025098a" officeooo:paragraph-rsid="0028a918" style:font-size-asian="28pt" style:font-style-asian="normal" style:font-size-complex="28pt" style:font-style-complex="italic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 style:text-autospace="none"/>
      <style:text-properties fo:color="#000000" fo:font-size="28pt" fo:font-style="normal" officeooo:rsid="002ef9a9" officeooo:paragraph-rsid="002ef9a9" style:font-size-asian="28pt" style:font-style-asian="normal" style:font-size-complex="28pt" style:font-style-complex="italic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 style:text-autospace="none"/>
      <style:text-properties fo:color="#000000" fo:font-size="28pt" fo:font-style="normal" officeooo:rsid="002ef9a9" officeooo:paragraph-rsid="0028a918" style:font-size-asian="28pt" style:font-style-asian="normal" style:font-size-complex="28pt" style:font-style-complex="italic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 style:text-autospace="none"/>
      <style:text-properties fo:color="#000000" fo:font-size="28pt" fo:font-style="normal" officeooo:rsid="002ef9a9" officeooo:paragraph-rsid="00367c83" style:font-size-asian="28pt" style:font-style-asian="normal" style:font-size-complex="28pt" style:font-style-complex="italic"/>
    </style:style>
    <style:style style:name="P16" style:family="paragraph" style:parent-style-name="Standard">
      <style:text-properties fo:color="#000000" style:text-underline-style="none" officeooo:rsid="001f919c" officeooo:paragraph-rsid="001f919c"/>
    </style:style>
    <style:style style:name="P17" style:family="paragraph" style:parent-style-name="Standard">
      <style:text-properties fo:color="#000000" style:text-underline-style="none" officeooo:rsid="002109f4" officeooo:paragraph-rsid="002109f4"/>
    </style:style>
    <style:style style:name="P18" style:family="paragraph" style:parent-style-name="Standard">
      <style:paragraph-properties fo:text-align="justify" style:justify-single-word="false"/>
      <style:text-properties officeooo:rsid="001235e8" officeooo:paragraph-rsid="00301939"/>
    </style:style>
    <style:style style:name="P19" style:family="paragraph" style:parent-style-name="Standard">
      <style:paragraph-properties fo:text-align="justify" style:justify-single-word="false"/>
      <style:text-properties officeooo:rsid="0013f7ac" officeooo:paragraph-rsid="00321767"/>
    </style:style>
    <style:style style:name="P20" style:family="paragraph" style:parent-style-name="Standard">
      <style:paragraph-properties fo:text-align="justify" style:justify-single-word="false"/>
      <style:text-properties officeooo:paragraph-rsid="00301939"/>
    </style:style>
    <style:style style:name="P21" style:family="paragraph" style:parent-style-name="Standard">
      <style:paragraph-properties fo:text-align="justify" style:justify-single-word="false"/>
      <style:text-properties officeooo:rsid="0031ae69" officeooo:paragraph-rsid="0031ae69"/>
    </style:style>
    <style:style style:name="P22" style:family="paragraph" style:parent-style-name="Standard">
      <style:paragraph-properties fo:margin-left="0.656cm" fo:margin-right="0cm" fo:margin-top="0cm" fo:margin-bottom="0cm" loext:contextual-spacing="false" fo:text-align="start" style:justify-single-word="false" fo:text-indent="0cm" style:auto-text-indent="false"/>
      <style:text-properties fo:color="#000000" fo:font-size="9pt" style:text-underline-style="none" style:font-size-asian="9pt" style:font-size-complex="9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0.656cm"/>
        </style:tab-stops>
      </style:paragraph-properties>
      <style:text-properties fo:color="#000000" fo:font-size="9pt" style:text-underline-style="none" officeooo:rsid="002109f4" officeooo:paragraph-rsid="002109f4" style:font-size-asian="9pt" style:font-size-complex="9pt"/>
    </style:style>
    <style:style style:name="P24" style:family="paragraph" style:parent-style-name="Blue_20_Text">
      <style:text-properties fo:color="#000000" fo:font-size="9pt" fo:font-style="normal" style:text-underline-style="none" officeooo:rsid="001e779b" officeooo:paragraph-rsid="001e779b" style:font-size-asian="9pt" style:font-style-asian="normal" style:font-size-complex="9pt" style:font-style-complex="italic"/>
    </style:style>
    <style:style style:name="P25" style:family="paragraph" style:parent-style-name="Blue_20_Text">
      <style:text-properties fo:color="#000000" fo:font-size="9pt" fo:font-style="normal" style:text-underline-style="none" officeooo:rsid="001e95e1" officeooo:paragraph-rsid="001e95e1" style:font-size-asian="9pt" style:font-style-asian="normal" style:font-size-complex="9pt" style:font-style-complex="italic"/>
    </style:style>
    <style:style style:name="P26" style:family="paragraph" style:parent-style-name="Text_20_body">
      <style:paragraph-properties fo:text-align="justify" style:justify-single-word="false"/>
      <style:text-properties fo:color="#000000" fo:font-style="normal" style:font-style-asian="normal"/>
    </style:style>
    <style:style style:name="P27" style:family="paragraph" style:parent-style-name="Text_20_body">
      <style:paragraph-properties fo:text-align="justify" style:justify-single-word="false"/>
      <style:text-properties fo:color="#000000" fo:font-style="normal" officeooo:rsid="0025098a" officeooo:paragraph-rsid="0025098a" style:font-style-asian="normal"/>
    </style:style>
    <style:style style:name="P28" style:family="paragraph" style:parent-style-name="Text_20_body">
      <style:paragraph-properties fo:text-align="justify" style:justify-single-word="false"/>
      <style:text-properties fo:color="#000000" fo:font-size="28pt" fo:font-style="normal" officeooo:rsid="0025098a" officeooo:paragraph-rsid="0025098a" style:font-size-asian="28pt" style:font-style-asian="normal" style:font-size-complex="28pt"/>
    </style:style>
    <style:style style:name="P29" style:family="paragraph" style:parent-style-name="Text_20_body">
      <style:paragraph-properties fo:text-align="justify" style:justify-single-word="false"/>
      <style:text-properties fo:color="#000000" fo:font-size="28pt" fo:font-style="normal" officeooo:rsid="0026d4ae" officeooo:paragraph-rsid="0026d4ae" style:font-size-asian="28pt" style:font-style-asian="normal" style:font-size-complex="28pt"/>
    </style:style>
    <style:style style:name="P30" style:family="paragraph" style:parent-style-name="Table_20_Contents">
      <style:text-properties fo:color="#000000" officeooo:rsid="001f919c" officeooo:paragraph-rsid="001f919c"/>
    </style:style>
    <style:style style:name="P31" style:family="paragraph" style:parent-style-name="Table_20_Contents">
      <style:text-properties fo:color="#000000" officeooo:rsid="001fab20" officeooo:paragraph-rsid="001fab20"/>
    </style:style>
    <style:style style:name="P32" style:family="paragraph" style:parent-style-name="Table_20_Contents">
      <style:text-properties fo:color="#000000" officeooo:rsid="002109f4" officeooo:paragraph-rsid="002109f4"/>
    </style:style>
    <style:style style:name="P33" style:family="paragraph" style:parent-style-name="Standard">
      <style:paragraph-properties fo:margin-top="0.176cm" fo:margin-bottom="0.176cm" loext:contextual-spacing="false" style:text-autospace="none"/>
      <style:text-properties fo:color="#000000" fo:font-size="28pt" officeooo:rsid="0026d4ae" style:font-size-asian="28pt" style:font-name-complex="Arial" style:font-size-complex="28pt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color="#000000"/>
    </style:style>
    <style:style style:name="P3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fo:font-size="9pt" style:text-underline-style="none" officeooo:rsid="001e95e1" officeooo:paragraph-rsid="001f919c" style:font-size-asian="9pt" style:font-size-complex="9pt"/>
    </style:style>
    <style:style style:name="P3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9pt" style:text-underline-style="none" officeooo:rsid="001e95e1" officeooo:paragraph-rsid="001e95e1" style:font-size-asian="9pt" style:font-size-complex="9pt"/>
    </style:style>
    <style:style style:name="P3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color="#000000" fo:font-size="9pt" style:text-underline-style="none" officeooo:rsid="001e95e1" officeooo:paragraph-rsid="001e95e1" style:font-size-asian="9pt" style:font-size-complex="9pt"/>
    </style:style>
    <style:style style:name="P38" style:family="paragraph" style:parent-style-name="Standard" style:list-style-name="L5">
      <style:paragraph-properties fo:margin-top="0cm" fo:margin-bottom="0cm" loext:contextual-spacing="false">
        <style:tab-stops>
          <style:tab-stop style:position="0.656cm"/>
        </style:tab-stops>
      </style:paragraph-properties>
      <style:text-properties fo:color="#000000" fo:font-size="9pt" style:text-underline-style="none" officeooo:rsid="002109f4" officeooo:paragraph-rsid="002109f4" style:font-size-asian="9pt" style:font-size-complex="9pt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9pt" style:text-underline-style="none" style:font-size-asian="9pt" style:font-size-complex="9pt"/>
    </style:style>
    <style:style style:name="P40" style:family="paragraph" style:parent-style-name="Standard" style:list-style-name="L4">
      <style:paragraph-properties fo:margin-top="0cm" fo:margin-bottom="0cm" loext:contextual-spacing="false"/>
      <style:text-properties fo:color="#000000" style:text-underline-style="none" officeooo:rsid="001f919c" officeooo:paragraph-rsid="001f919c"/>
    </style:style>
    <style:style style:name="P41" style:family="paragraph" style:parent-style-name="Standard" style:list-style-name="L6">
      <style:paragraph-properties fo:margin-top="0cm" fo:margin-bottom="0cm" loext:contextual-spacing="false"/>
      <style:text-properties fo:color="#000000" style:text-underline-style="none" officeooo:rsid="001f919c" officeooo:paragraph-rsid="001f919c"/>
    </style:style>
    <style:style style:name="P42" style:family="paragraph" style:parent-style-name="Standard" style:list-style-name="L7">
      <style:paragraph-properties fo:margin-top="0cm" fo:margin-bottom="0cm" loext:contextual-spacing="false"/>
      <style:text-properties fo:color="#000000" style:text-underline-style="none" officeooo:rsid="002109f4" officeooo:paragraph-rsid="002109f4"/>
    </style:style>
    <style:style style:name="P43" style:family="paragraph" style:parent-style-name="Standard" style:list-style-name="L8">
      <style:paragraph-properties fo:margin-top="0cm" fo:margin-bottom="0cm" loext:contextual-spacing="false"/>
      <style:text-properties fo:color="#000000" style:text-underline-style="none" officeooo:rsid="002109f4" officeooo:paragraph-rsid="002109f4"/>
    </style:style>
    <style:style style:name="P44" style:family="paragraph" style:parent-style-name="Standard" style:list-style-name="WW8Num1">
      <style:paragraph-properties fo:margin-left="0.656cm" fo:margin-right="0cm" fo:margin-top="0cm" fo:margin-bottom="0cm" loext:contextual-spacing="false" fo:text-align="start" style:justify-single-word="false" fo:text-indent="-0.318cm" style:auto-text-indent="false">
        <style:tab-stops>
          <style:tab-stop style:position="0.656cm"/>
        </style:tab-stops>
      </style:paragraph-properties>
      <style:text-properties fo:color="#000000" style:text-underline-style="none" officeooo:rsid="001e95e1" officeooo:paragraph-rsid="001e95e1"/>
    </style:style>
    <style:style style:name="P45" style:family="paragraph" style:parent-style-name="Standard" style:list-style-name="WW8Num1">
      <style:paragraph-properties fo:margin-left="0.656cm" fo:margin-right="0cm" fo:margin-top="0cm" fo:margin-bottom="0cm" loext:contextual-spacing="false" fo:text-align="start" style:justify-single-word="false" fo:text-indent="-0.318cm" style:auto-text-indent="false">
        <style:tab-stops>
          <style:tab-stop style:position="0.656cm"/>
        </style:tab-stops>
      </style:paragraph-properties>
      <style:text-properties fo:color="#000000" fo:font-size="9pt" style:text-underline-style="none" officeooo:rsid="001e95e1" style:font-size-asian="9pt" style:font-size-complex="9pt"/>
    </style:style>
    <style:style style:name="P46" style:family="paragraph" style:parent-style-name="Heading_20_1">
      <style:paragraph-properties fo:text-align="justify" style:justify-single-word="false"/>
      <style:text-properties fo:color="#000000"/>
    </style:style>
    <style:style style:name="P47" style:family="paragraph" style:parent-style-name="Heading_20_1">
      <style:paragraph-properties fo:text-align="justify" style:justify-single-word="false"/>
      <style:text-properties officeooo:paragraph-rsid="00301939"/>
    </style:style>
    <style:style style:name="P48" style:family="paragraph" style:parent-style-name="Table_20_Contents" style:list-style-name="L9">
      <style:text-properties fo:color="#000000" officeooo:rsid="001f919c" officeooo:paragraph-rsid="001f919c"/>
    </style:style>
    <style:style style:name="P49" style:family="paragraph" style:parent-style-name="Table_20_Contents" style:list-style-name="L10">
      <style:text-properties fo:color="#000000" officeooo:rsid="001fab20" officeooo:paragraph-rsid="001fab20"/>
    </style:style>
    <style:style style:name="P50" style:family="paragraph" style:parent-style-name="Table_20_Contents" style:list-style-name="L11">
      <style:text-properties fo:color="#000000" officeooo:rsid="001fab20" officeooo:paragraph-rsid="001fab20"/>
    </style:style>
    <style:style style:name="P51" style:family="paragraph" style:parent-style-name="Table_20_Contents" style:list-style-name="L12">
      <style:text-properties fo:color="#000000" officeooo:rsid="001fab20" officeooo:paragraph-rsid="001fab20"/>
    </style:style>
    <style:style style:name="P52" style:family="paragraph" style:parent-style-name="Table_20_Contents" style:list-style-name="L13">
      <style:text-properties fo:color="#000000" officeooo:rsid="001fab20" officeooo:paragraph-rsid="001fab20"/>
    </style:style>
    <style:style style:name="P53" style:family="paragraph" style:parent-style-name="Table_20_Contents" style:list-style-name="L14">
      <style:text-properties fo:color="#000000" officeooo:rsid="001fab20" officeooo:paragraph-rsid="001fab20"/>
    </style:style>
    <style:style style:name="P54" style:family="paragraph" style:parent-style-name="Table_20_Contents" style:list-style-name="L15">
      <style:text-properties fo:color="#000000" officeooo:rsid="001fab20" officeooo:paragraph-rsid="001fab20"/>
    </style:style>
    <style:style style:name="P55" style:family="paragraph" style:parent-style-name="Table_20_Contents" style:list-style-name="L16">
      <style:text-properties fo:color="#000000" officeooo:rsid="002109f4" officeooo:paragraph-rsid="002109f4"/>
    </style:style>
    <style:style style:name="P5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0pt" fo:font-style="normal" fo:text-shadow="none" style:text-underline-style="none" fo:font-weight="normal" style:letter-kerning="true" style:font-name-asian="Noto Sans CJK SC Regular" style:font-size-asian="60pt" style:font-style-asian="normal" style:font-weight-asian="normal" style:font-name-complex="Free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2109f4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1eefb0" style:font-size-asian="9pt" style:font-size-complex="9pt"/>
    </style:style>
    <style:style style:name="T5" style:family="text">
      <style:text-properties fo:font-size="9pt" officeooo:rsid="001e95e1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31ba5" style:font-size-asian="12pt" style:font-size-complex="12pt"/>
    </style:style>
    <style:style style:name="T8" style:family="text">
      <style:text-properties officeooo:rsid="001235e8"/>
    </style:style>
    <style:style style:name="T9" style:family="text">
      <style:text-properties officeooo:rsid="00301939"/>
    </style:style>
    <style:style style:name="T10" style:family="text">
      <style:text-properties officeooo:rsid="0031ae69"/>
    </style:style>
    <style:style style:name="T11" style:family="text">
      <style:text-properties officeooo:rsid="00321767"/>
    </style:style>
    <style:style style:name="T12" style:family="text">
      <style:text-properties officeooo:rsid="0034609b"/>
    </style:style>
    <style:style style:name="T13" style:family="text">
      <style:text-properties officeooo:rsid="00367c83"/>
    </style:style>
    <style:style style:name="T14" style:family="text">
      <style:text-properties officeooo:rsid="00384b47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 Regular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748cm" fo:min-width="1.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4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581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884cm" fo:min-width="2.4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492cm" fo:min-width="4.7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838cm" fo:min-width="3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406cm" fo:min-width="2.4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492cm" fo:min-width="2.7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838cm" fo:min-width="2.6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9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7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63cm" fo:min-width="0.0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722cm" fo:min-width="0.0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473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6cm" fo:min-width="0.0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72cm" fo:min-width="0.0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596cm" fo:min-width="0.0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471cm" fo:min-width="0.3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849cm" fo:min-width="2.3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9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2cm" fo:min-width="0.0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858cm" fo:min-width="2.7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4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4.36cm" fo:min-width="3.2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2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605cm" fo:min-width="3.0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2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4.584cm" fo:min-width="3.3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1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5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041cm" fo:min-width="3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73cm" fo:min-width="0.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23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944cm" fo:min-width="0.2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3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08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944cm" fo:min-width="0.2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942cm" fo:min-width="0.2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0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Product Desig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Team</text:p>
          </table:table-cell>
          <table:table-cell table:style-name="Table1.A1" office:value-type="string">
            <text:p text:style-name="P3"><text:span text:style-name="T6">&lt; </text:span><text:span text:style-name="T7">NO:21</text:span><text:span text:style-name="T6">, </text:span><text:span text:style-name="T7">SAMHITA,</text:span><text:span text:style-name="T6"> </text:span><text:span text:style-name="T7">VANI SANCHETI, ISHITA VOHRA, ABHISHEK</text:span><text:span text:style-name="T6"> &gt;</text:span></text:p>
          </table:table-cell>
        </table:table-row>
      </table:table>
      <text:h text:style-name="P46" text:outline-level="1"/>
      <text:h text:style-name="P46" text:outline-level="1">Design <text:s/>Model </text:h>
      <text:p text:style-name="P26"/>
      <text:p text:style-name="P28">For Nutrimania:</text:p>
      <text:p text:style-name="P28"/>
      <text:p text:style-name="P28"/>
      <text:p text:style-name="P26"><draw:g text:anchor-type="paragraph" draw:z-index="2" draw:name="Shape1" draw:style-name="gr1"><draw:frame draw:style-name="gr33" draw:text-style-name="P63" svg:width="2.55cm" svg:height="0.735cm" svg:x="-2.443cm" svg:y="4.261cm"><draw:text-box><text:p text:style-name="P57"><text:span text:style-name="T18">Name</text:span></text:p></draw:text-box></draw:frame><draw:custom-shape draw:style-name="gr34" draw:text-style-name="P65" svg:width="2.872cm" svg:height="4.1cm" svg:x="-2.607cm" svg:y="2.725cm"><text:p text:style-name="P64"><text:span text:style-name="T21"/></text:p><text:p text:style-name="P64"><text:span text:style-name="T21"/></text:p><text:p text:style-name="P64"><text:span text:style-name="T21"/></text:p><text:p text:style-name="P64"><text:span text:style-name="T21"/></text:p><text:p text:style-name="P64"><text:span text:style-name="T21"/></text:p><text:p text:style-name="P64"><text:span text:style-name="T21"/></text:p><text:p text:style-name="P64"><text:span text:style-name="T21"/></text:p><draw:enhanced-geometry svg:viewBox="0 0 21600 21600" draw:mirror-horizontal="false" draw:mirror-vertical="false" draw:type="rectangle" draw:enhanced-path="M 0 0 L 21600 0 21600 21600 0 21600 0 0 Z N"/></draw:custom-shape><draw:line draw:style-name="gr4" draw:text-style-name="P66" svg:x1="-2.606cm" svg:y1="3.823cm" svg:x2="0.265cm" svg:y2="3.823cm"><text:p/></draw:line><draw:frame draw:style-name="gr35" draw:text-style-name="P63" svg:width="3.07cm" svg:height="3.248cm" svg:x="-2.805cm" svg:y="3.924cm"><draw:text-box><text:p text:style-name="P57"><text:span text:style-name="T16">Name</text:span></text:p><text:p text:style-name="P57"><text:span text:style-name="T16">PlayerId</text:span></text:p><text:p text:style-name="P57"><text:span text:style-name="T19"/></text:p><text:p text:style-name="P57"><text:span text:style-name="T19"/></text:p><text:p text:style-name="P57"><text:span text:style-name="T16">SelectMode</text:span></text:p></draw:text-box></draw:frame><draw:frame draw:style-name="gr36" draw:text-style-name="P63" svg:width="0.599cm" svg:height="1.071cm" svg:x="1.859cm" svg:y="5.138cm"><draw:text-box><text:p/></draw:text-box></draw:frame><draw:frame draw:style-name="gr33" draw:text-style-name="P63" svg:width="2.41cm" svg:height="0.735cm" svg:x="1.37cm" svg:y="4.205cm"><draw:text-box><text:p text:style-name="P57"><text:span text:style-name="T18">Name</text:span></text:p></draw:text-box></draw:frame><draw:custom-shape draw:style-name="gr37" draw:text-style-name="P65" svg:width="3.206cm" svg:height="4.109cm" svg:x="1.198cm" svg:y="2.506cm"><text:p text:style-name="P64"><text:span text:style-name="T21"/></text:p><text:p text:style-name="P64"><text:span text:style-name="T21">M</text:span><text:span text:style-name="T21">o</text:span><text:span text:style-name="T21">d</text:span><text:span text:style-name="T21">e</text:span><text:span text:style-name="T21">s</text:span></text:p><text:p text:style-name="P64"><text:span text:style-name="T21"/></text:p><text:p text:style-name="P64"><text:span text:style-name="T21"/></text:p><text:p text:style-name="P64"><text:span text:style-name="T21"/></text:p><text:p text:style-name="P64"><text:span text:style-name="T21"/></text:p><text:p text:style-name="P64"><text:span text:style-name="T21"/></text:p><draw:enhanced-geometry svg:viewBox="0 0 21600 21600" draw:mirror-horizontal="true" draw:type="rectangle" draw:enhanced-path="M 0 0 L 21600 0 21600 21600 0 21600 0 0 Z N"/></draw:custom-shape><draw:frame draw:style-name="gr38" draw:text-style-name="P63" svg:width="3.209cm" svg:height="2.687cm" svg:x="1.199cm" svg:y="4.307cm"><draw:text-box><text:p text:style-name="P57"><text:span text:style-name="T16">Singleplaye</text:span></text:p><text:p text:style-name="P57"><text:span text:style-name="T16"/></text:p><text:p text:style-name="P57"><text:span text:style-name="T16">Informative</text:span></text:p></draw:text-box></draw:frame><draw:custom-shape draw:style-name="gr39" draw:text-style-name="P65" svg:width="3.758cm" svg:height="4.612cm" svg:x="5.344cm" svg:y="0.116cm"><text:p/><draw:enhanced-geometry svg:viewBox="0 0 21600 21600" draw:type="rectangle" draw:enhanced-path="M 0 0 L 21600 0 21600 21600 0 21600 0 0 Z N"/></draw:custom-shape><draw:frame draw:style-name="gr40" draw:text-style-name="P63" svg:width="3.56cm" svg:height="1.546cm" svg:x="5.542cm" svg:y="0.326cm"><draw:text-box><text:p text:style-name="P57"><text:span text:style-name="T22">Singleplayer</text:span></text:p></draw:text-box></draw:frame><draw:line draw:style-name="gr4" draw:text-style-name="P66" svg:x1="5.344cm" svg:y1="1.373cm" svg:x2="9.099cm" svg:y2="1.373cm"><text:p/></draw:line><draw:frame draw:style-name="gr41" draw:text-style-name="P63" svg:width="3.033cm" svg:height="1.371cm" svg:x="5.674cm" svg:y="2.21cm"><draw:text-box><text:p text:style-name="P57"><text:span text:style-name="T19">PlayerId</text:span></text:p><text:p text:style-name="P57"><text:span text:style-name="T19">ObjectId</text:span></text:p></draw:text-box></draw:frame><draw:custom-shape draw:style-name="gr42" draw:text-style-name="P65" svg:width="3.511cm" svg:height="2.857cm" svg:x="5.425cm" svg:y="5.436cm"><text:p/><draw:enhanced-geometry svg:viewBox="0 0 21600 21600" draw:type="rectangle" draw:enhanced-path="M 0 0 L 21600 0 21600 21600 0 21600 0 0 Z N"/></draw:custom-shape><draw:frame draw:style-name="gr43" draw:text-style-name="P63" svg:width="3.031cm" svg:height="1.456cm" svg:x="5.591cm" svg:y="5.653cm"><draw:text-box><text:p text:style-name="P57"><text:span text:style-name="T15">Informative</text:span></text:p></draw:text-box></draw:frame><draw:line draw:style-name="gr4" draw:text-style-name="P66" svg:x1="5.392cm" svg:y1="6.642cm" svg:x2="8.899cm" svg:y2="6.642cm"><text:p/></draw:line><draw:frame draw:style-name="gr44" draw:text-style-name="P63" svg:width="3.186cm" svg:height="0.863cm" svg:x="5.591cm" svg:y="7.191cm"><draw:text-box><text:p text:style-name="P57"><text:span text:style-name="T15">ObjectId</text:span></text:p></draw:text-box></draw:frame><draw:frame draw:style-name="gr45" draw:text-style-name="P63" svg:width="2.391cm" svg:height="0.95cm" svg:x="-2.443cm" svg:y="2.942cm"><draw:text-box><text:p text:style-name="P57"><text:span text:style-name="T21">User</text:span></text:p></draw:text-box></draw:frame><draw:line draw:style-name="gr4" draw:text-style-name="P66" svg:x1="-2.606cm" svg:y1="5.357cm" svg:x2="0.265cm" svg:y2="5.357cm"><text:p/></draw:line><draw:custom-shape draw:style-name="gr46" draw:text-style-name="P65" svg:width="3.83cm" svg:height="4.836cm" svg:x="9.671cm" svg:y="2.942cm"><text:p/><draw:enhanced-geometry svg:viewBox="0 0 21600 21600" draw:type="rectangle" draw:enhanced-path="M 0 0 L 21600 0 21600 21600 0 21600 0 0 Z N"/></draw:custom-shape><draw:frame draw:style-name="gr47" draw:text-style-name="P63" svg:width="3.513cm" svg:height="1.375cm" svg:x="9.832cm" svg:y="2.942cm"><draw:text-box><text:p text:style-name="P57"><text:span text:style-name="T19">Card </text:span><text:span text:style-name="T19">Recognition</text:span></text:p></draw:text-box></draw:frame><draw:line draw:style-name="gr4" draw:text-style-name="P66" svg:x1="9.672cm" svg:y1="4.041cm" svg:x2="13.499cm" svg:y2="4.041cm"><text:p/></draw:line><draw:frame draw:style-name="gr48" draw:text-style-name="P63" svg:width="3.35cm" svg:height="1.835cm" svg:x="9.994cm" svg:y="4.699cm"><draw:text-box><text:p text:style-name="P57"><text:span text:style-name="T19">CardName</text:span></text:p><text:p text:style-name="P57"><text:span text:style-name="T19">CardDetails</text:span></text:p></draw:text-box></draw:frame><draw:frame draw:style-name="gr49" draw:text-style-name="P63" svg:width="3.349cm" svg:height="0.819cm" svg:x="9.832cm" svg:y="6.895cm"><draw:text-box><text:p text:style-name="P57"><text:span text:style-name="T19">Compare( )</text:span></text:p></draw:text-box></draw:frame><draw:line draw:style-name="gr4" draw:text-style-name="P66" svg:x1="9.672cm" svg:y1="6.898cm" svg:x2="13.499cm" svg:y2="6.898cm"><text:p/></draw:line><draw:custom-shape draw:style-name="gr50" draw:text-style-name="P65" svg:width="3.673cm" svg:height="3.292cm" svg:x="14.134cm" svg:y="3.164cm"><text:p/><draw:enhanced-geometry svg:viewBox="0 0 21600 21600" draw:mirror-horizontal="false" draw:mirror-vertical="false" draw:type="rectangle" draw:enhanced-path="M 0 0 L 21600 0 21600 21600 0 21600 0 0 Z N"/></draw:custom-shape><draw:frame draw:style-name="gr51" draw:text-style-name="P63" svg:width="3.031cm" svg:height="0.817cm" svg:x="14.298cm" svg:y="3.381cm"><draw:text-box><text:p text:style-name="P57"><text:span text:style-name="T19">Compare</text:span></text:p></draw:text-box></draw:frame><draw:line draw:style-name="gr4" draw:text-style-name="P66" svg:x1="14.136cm" svg:y1="4.7cm" svg:x2="17.803cm" svg:y2="4.7cm"><text:p/></draw:line><draw:frame draw:style-name="gr52" draw:text-style-name="P63" svg:width="3.567cm" svg:height="1.37cm" svg:x="14.238cm" svg:y="5.138cm"><draw:text-box><text:p text:style-name="P57"><text:span text:style-name="T19">CategoryNam</text:span><text:span text:style-name="T19">e</text:span></text:p></draw:text-box></draw:frame><draw:line draw:style-name="gr4" draw:text-style-name="P67" svg:x1="1.203cm" svg:y1="3.887cm" svg:x2="4.409cm" svg:y2="3.887cm"><text:p/></draw:line><draw:line draw:style-name="gr20" draw:text-style-name="P67" svg:x1="0.262cm" svg:y1="4.994cm" svg:x2="1.37cm" svg:y2="4.936cm"><text:p/></draw:line><draw:line draw:style-name="gr20" draw:text-style-name="P67" svg:x1="4.407cm" svg:y1="4.309cm" svg:x2="5.344cm" svg:y2="4.309cm"><text:p/></draw:line><draw:line draw:style-name="gr20" draw:text-style-name="P67" svg:x1="4.407cm" svg:y1="5.775cm" svg:x2="5.426cm" svg:y2="5.775cm"><text:p/></draw:line><draw:line draw:style-name="gr20" draw:text-style-name="P67" svg:x1="7.717cm" svg:y1="5.147cm" svg:x2="9.891cm" svg:y2="5.147cm"><text:p/></draw:line><draw:line draw:style-name="gr4" draw:text-style-name="P67" svg:x1="7.717cm" svg:y1="4.727cm" svg:x2="7.717cm" svg:y2="5.436cm"><text:p/></draw:lin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8">For Integermaze:</text:p>
      <text:p text:style-name="P27"/>
      <text:p text:style-name="P27"/>
      <text:p text:style-name="P27"/>
      <text:p text:style-name="P27"/>
      <text:p text:style-name="P26"><draw:g text:anchor-type="paragraph" draw:z-index="0" draw:name="Shape2" draw:style-name="gr1"><draw:custom-shape draw:style-name="gr2" draw:text-style-name="P56" xml:id="id1" draw:id="id1" svg:width="2.192cm" svg:height="2.999cm" svg:x="-2.249cm" svg:y="1.602cm"><text:p/><draw:enhanced-geometry svg:viewBox="0 0 21600 21600" draw:type="rectangle" draw:enhanced-path="M 0 0 L 21600 0 21600 21600 0 21600 0 0 Z N"/></draw:custom-shape><draw:frame draw:style-name="gr3" draw:text-style-name="P58" svg:width="3.149cm" svg:height="0.821cm" svg:x="-2.112cm" svg:y="1.768cm"><draw:text-box><text:p text:style-name="P57"><text:span text:style-name="T15">User</text:span></text:p></draw:text-box></draw:frame><draw:line draw:style-name="gr4" draw:text-style-name="P59" svg:x1="-2.25cm" svg:y1="2.434cm" svg:x2="-0.059cm" svg:y2="2.434cm"><text:p/></draw:line><draw:frame draw:style-name="gr5" draw:text-style-name="P58" svg:width="2.054cm" svg:height="1.714cm" svg:x="-2.112cm" svg:y="2.768cm"><draw:text-box><text:p text:style-name="P57"><text:span text:style-name="T16">Name</text:span></text:p><text:p text:style-name="P57"><text:span text:style-name="T16">PlayerID</text:span></text:p></draw:text-box></draw:frame><draw:custom-shape draw:style-name="gr6" draw:text-style-name="P56" xml:id="id2" draw:id="id2" svg:width="3.424cm" svg:height="3.832cm" svg:x="1.448cm" svg:y="1.602cm"><text:p/><draw:enhanced-geometry svg:viewBox="0 0 21600 21600" draw:type="rectangle" draw:enhanced-path="M 0 0 L 21600 0 21600 21600 0 21600 0 0 Z N"/></draw:custom-shape><draw:custom-shape draw:style-name="gr7" draw:text-style-name="P56" xml:id="id3" draw:id="id3" svg:width="2.943cm" svg:height="3.135cm" svg:x="5.918cm" svg:y="-0.141cm"><text:p/><draw:enhanced-geometry svg:viewBox="0 0 21600 21600" draw:type="rectangle" draw:enhanced-path="M 0 0 L 21600 0 21600 21600 0 21600 0 0 Z N"/></draw:custom-shape><draw:custom-shape draw:style-name="gr8" draw:text-style-name="P56" svg:width="5.229cm" svg:height="1.743cm" svg:x="5.918cm" svg:y="4.562cm"><text:p/><draw:enhanced-geometry svg:viewBox="0 0 21600 21600" draw:type="rectangle" draw:enhanced-path="M 0 0 L 21600 0 21600 21600 0 21600 0 0 Z N"/></draw:custom-shape><draw:custom-shape draw:style-name="gr9" draw:text-style-name="P56" svg:width="4.25cm" svg:height="2.089cm" svg:x="5.754cm" svg:y="7.174cm"><text:p/><draw:enhanced-geometry svg:viewBox="0 0 21600 21600" draw:type="rectangle" draw:enhanced-path="M 0 0 L 21600 0 21600 21600 0 21600 0 0 Z N"/></draw:custom-shape><draw:custom-shape draw:style-name="gr10" draw:text-style-name="P56" xml:id="id6" draw:id="id6" svg:width="2.943cm" svg:height="3.657cm" svg:x="10.001cm" svg:y="0.034cm"><text:p/><draw:enhanced-geometry svg:viewBox="0 0 21600 21600" draw:type="rectangle" draw:enhanced-path="M 0 0 L 21600 0 21600 21600 0 21600 0 0 Z N"/></draw:custom-shape><draw:custom-shape draw:style-name="gr11" draw:text-style-name="P56" xml:id="id7" draw:id="id7" svg:width="3.267cm" svg:height="1.743cm" svg:x="14.086cm" svg:y="-0.141cm"><text:p/><draw:enhanced-geometry svg:viewBox="0 0 21600 21600" draw:type="rectangle" draw:enhanced-path="M 0 0 L 21600 0 21600 21600 0 21600 0 0 Z N"/></draw:custom-shape><draw:custom-shape draw:style-name="gr12" draw:text-style-name="P56" xml:id="id8" draw:id="id8" svg:width="3.107cm" svg:height="2.089cm" svg:x="14.086cm" svg:y="3.517cm"><text:p/><draw:enhanced-geometry svg:viewBox="0 0 21600 21600" draw:type="rectangle" draw:enhanced-path="M 0 0 L 21600 0 21600 21600 0 21600 0 0 Z N"/></draw:custom-shape><draw:frame draw:style-name="gr3" draw:text-style-name="P58" svg:width="3.29cm" svg:height="0.821cm" svg:x="1.448cm" svg:y="1.768cm"><draw:text-box><text:p text:style-name="P57"><text:span text:style-name="T15">Options</text:span></text:p></draw:text-box></draw:frame><draw:frame draw:style-name="gr3" draw:text-style-name="P58" svg:width="2.453cm" svg:height="0.821cm" svg:x="6.082cm" svg:y="0.034cm"><draw:text-box><text:p text:style-name="P57"><text:span text:style-name="T15">Play</text:span></text:p></draw:text-box></draw:frame><draw:frame draw:style-name="gr13" draw:text-style-name="P58" svg:width="4.739cm" svg:height="0.659cm" svg:x="6.082cm" svg:y="5.496cm"><draw:text-box><text:p text:style-name="P57"><text:span text:style-name="T17">Display the score</text:span></text:p></draw:text-box></draw:frame><draw:frame draw:style-name="gr14" draw:text-style-name="P58" xml:id="id5" draw:id="id5" svg:width="4.248cm" svg:height="1.146cm" svg:x="5.918cm" svg:y="8.084cm"><draw:text-box><text:p text:style-name="P57"><text:span text:style-name="T18">Start from the </text:span><text:span text:style-name="T18">beggining state</text:span></text:p></draw:text-box></draw:frame><draw:frame draw:style-name="gr15" draw:text-style-name="P58" svg:width="2.943cm" svg:height="0.74cm" svg:x="10.001cm" svg:y="0.206cm"><draw:text-box><text:p text:style-name="P57"><text:span text:style-name="T16">User Input</text:span></text:p></draw:text-box></draw:frame><draw:frame draw:style-name="gr14" draw:text-style-name="P58" svg:width="2.779cm" svg:height="1.146cm" svg:x="14.25cm" svg:y="0.034cm"><draw:text-box><text:p text:style-name="P57"><text:span text:style-name="T18">Update the score</text:span></text:p></draw:text-box></draw:frame><draw:frame draw:style-name="gr16" draw:text-style-name="P58" svg:width="2.615cm" svg:height="1.227cm" svg:x="14.25cm" svg:y="3.865cm"><draw:text-box><text:p text:style-name="P57"><text:span text:style-name="T16">Change to next player</text:span></text:p></draw:text-box></draw:frame><draw:frame draw:style-name="gr17" draw:text-style-name="P58" svg:width="3.269cm" svg:height="0.699cm" svg:x="5.918cm" svg:y="2.124cm"><draw:text-box><text:p text:style-name="P57"><text:span text:style-name="T18">Throw_a_dice</text:span></text:p></draw:text-box></draw:frame><draw:frame draw:style-name="gr18" draw:text-style-name="P58" svg:width="2.742cm" svg:height="2.038cm" svg:x="1.585cm" svg:y="3.267cm"><draw:text-box><text:p text:style-name="P57"><text:span text:style-name="T18">Play</text:span></text:p><text:p text:style-name="P57"><text:span text:style-name="T18">Scoreboard</text:span></text:p><text:p text:style-name="P57"><text:span text:style-name="T18">Exit</text:span></text:p><text:p text:style-name="P57"><text:span text:style-name="T18">Reset</text:span></text:p></draw:text-box></draw:frame><draw:line draw:style-name="gr4" draw:text-style-name="P59" svg:x1="1.449cm" svg:y1="2.434cm" svg:x2="4.873cm" svg:y2="2.434cm"><text:p/></draw:line><draw:line draw:style-name="gr4" draw:text-style-name="P59" svg:x1="1.449cm" svg:y1="3.267cm" svg:x2="4.873cm" svg:y2="3.267cm"><text:p/></draw:line><draw:line draw:style-name="gr4" draw:text-style-name="P59" svg:x1="5.918cm" svg:y1="0.904cm" svg:x2="8.858cm" svg:y2="0.904cm"><text:p/></draw:line><draw:line draw:style-name="gr4" draw:text-style-name="P59" svg:x1="5.918cm" svg:y1="1.949cm" svg:x2="8.858cm" svg:y2="1.949cm"><text:p/></draw:line><draw:line draw:style-name="gr4" draw:text-style-name="P59" svg:x1="10.002cm" svg:y1="0.938cm" svg:x2="12.942cm" svg:y2="0.904cm"><text:p/></draw:line><draw:line draw:style-name="gr4" draw:text-style-name="P59" svg:x1="10.002cm" svg:y1="1.776cm" svg:x2="12.942cm" svg:y2="1.776cm"><text:p/></draw:line><draw:frame draw:style-name="gr19" draw:text-style-name="P58" svg:width="4.739cm" svg:height="0.78cm" svg:x="5.918cm" svg:y="4.593cm"><draw:text-box><text:p text:style-name="P57"><text:span text:style-name="T19">Scoreboard</text:span></text:p></draw:text-box></draw:frame><draw:line draw:style-name="gr4" draw:text-style-name="P59" xml:id="id4" draw:id="id4" svg:x1="5.918cm" svg:y1="5.258cm" svg:x2="11.146cm" svg:y2="5.258cm"><text:p/></draw:line><draw:frame draw:style-name="gr17" draw:text-style-name="P58" svg:width="3.76cm" svg:height="0.699cm" svg:x="5.918cm" svg:y="7.348cm"><draw:text-box><text:p text:style-name="P57"><text:span text:style-name="T18">Reset</text:span></text:p></draw:text-box></draw:frame><draw:line draw:style-name="gr4" draw:text-style-name="P59" svg:x1="5.754cm" svg:y1="8.043cm" svg:x2="10.002cm" svg:y2="8.043cm"><text:p/></draw:line><draw:connector draw:style-name="gr20" draw:text-style-name="P59" svg:x1="-0.057cm" svg:y1="3.101cm" svg:x2="1.448cm" svg:y2="3.517cm" draw:start-shape="id1" draw:start-glue-point="1" draw:end-shape="id2" svg:d="M-58 3101h753v416h753" svg:viewBox="0 0 1508 418"><text:p/></draw:connector><draw:connector draw:style-name="gr20" draw:text-style-name="P59" svg:x1="4.872cm" svg:y1="3.517cm" svg:x2="5.918cm" svg:y2="1.425cm" draw:start-shape="id2" draw:start-glue-point="1" draw:end-shape="id3" svg:d="M4872 3517h522v-2092h524" svg:viewBox="0 0 1048 2094"><text:p/></draw:connector><draw:connector draw:style-name="gr20" draw:text-style-name="P59" svg:x1="4.872cm" svg:y1="3.517cm" svg:x2="5.918cm" svg:y2="5.258cm" draw:start-shape="id2" draw:start-glue-point="1" draw:end-shape="id4" draw:end-glue-point="3" svg:d="M4872 3517h522v1741h524" svg:viewBox="0 0 1048 1743"><text:p/></draw:connector><draw:connector draw:style-name="gr20" draw:text-style-name="P59" svg:x1="4.872cm" svg:y1="3.517cm" svg:x2="5.918cm" svg:y2="8.655cm" draw:start-shape="id2" draw:start-glue-point="1" draw:end-shape="id5" draw:end-glue-point="3" svg:d="M4872 3517h524v5138h522" svg:viewBox="0 0 1048 5140"><text:p/></draw:connector><draw:connector draw:style-name="gr20" draw:text-style-name="P59" svg:x1="8.86cm" svg:y1="1.425cm" svg:x2="10.001cm" svg:y2="1.861cm" draw:start-shape="id3" draw:start-glue-point="1" draw:end-shape="id6" draw:end-glue-point="3" svg:d="M8860 1425h572v436h569" svg:viewBox="0 0 1143 437"><text:p/></draw:connector><draw:connector draw:style-name="gr20" draw:text-style-name="P59" svg:x1="12.943cm" svg:y1="1.861cm" svg:x2="14.086cm" svg:y2="0.73cm" draw:start-shape="id6" draw:start-glue-point="1" draw:end-shape="id7" draw:end-glue-point="3" svg:d="M12943 1861h572v-1131h571" svg:viewBox="0 0 1145 1132"><text:p/></draw:connector><draw:connector draw:style-name="gr20" draw:text-style-name="P59" svg:x1="12.943cm" svg:y1="1.861cm" svg:x2="14.086cm" svg:y2="4.561cm" draw:start-shape="id6" draw:start-glue-point="1" draw:end-shape="id8" draw:end-glue-point="3" svg:d="M12943 1861h572v2700h571" svg:viewBox="0 0 1145 2702"><text:p/></draw:connector><draw:frame draw:style-name="gr15" draw:text-style-name="P58" svg:width="2.617cm" svg:height="0.74cm" svg:x="10.165cm" svg:y="1.08cm"><draw:text-box><text:p text:style-name="P57"><text:span text:style-name="T16">Input</text:span></text:p></draw:text-box></draw:frame><draw:frame draw:style-name="gr21" draw:text-style-name="P58" svg:width="2.781cm" svg:height="1.11cm" svg:x="10.165cm" svg:y="1.947cm"><draw:text-box><text:p text:style-name="P57"><text:span text:style-name="T20">Update_the_score</text:span></text:p><text:p text:style-name="P57"><text:span text:style-name="T20">Change_to _the_next_player</text:span></text:p></draw:text-box></draw:fram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/>
      <text:p text:style-name="P29"/>
      <text:p text:style-name="P29"><text:soft-page-break/></text:p>
      <text:p text:style-name="P29">For Nutrimania</text:p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User </text:p>
          </table:table-cell>
          <table:table-cell table:style-name="Table2.B1" office:value-type="string">
            <text:p text:style-name="P4">Class State</text:p>
            <text:p text:style-name="P4"/>
            <text:list xml:id="list6991559719761035041" text:style-name="L1">
              <text:list-item>
                <text:p text:style-name="P35">Name </text:p>
                <text:p text:style-name="P35"/>
              </text:list-item>
            </text:list>
            <text:list xml:id="list6436232890409758498" text:style-name="L2">
              <text:list-item>
                <text:p text:style-name="P36">Player Id</text:p>
              </text:list-item>
            </text:list>
            <text:p text:style-name="P5">Class Behavior</text:p>
            <text:p text:style-name="P5"/>
            <text:list xml:id="list6163028451636058234" text:style-name="L3">
              <text:list-item>
                <text:p text:style-name="P37">Select Mode:There are t<text:span text:style-name="T14">wo</text:span> modes of this game : <text:span text:style-name="T14">Comparative</text:span> Mode <text:span text:style-name="T14">and Informative</text:span>. Any mode can be selected according to the user requirements.</text:p>
              </text:list-item>
            </text:list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5">Modes</text:p>
          </table:table-cell>
          <table:table-cell table:style-name="Table2.B1" office:value-type="string">
            <text:p text:style-name="P6"><text:span text:style-name="T3">Class </text:span><text:span text:style-name="T4">Behavior</text:span></text:p>
            <text:list xml:id="list2284740550179854888" text:style-name="WW8Num1">
              <text:list-header>
                <text:p text:style-name="P45"/>
              </text:list-header>
              <text:list-item>
                <text:p text:style-name="P45"><text:s text:c="7"/>Single Player Mode: A place where only single user will view the Information</text:p>
                <text:p text:style-name="P45"/>
              </text:list-item>
              <text:list-item>
                <text:p text:style-name="P44"><text:span text:style-name="T5"><text:s text:c="7"/>I</text:span><text:span text:style-name="T3">nformative Mode: Any number of users are allowed in this mode. Basically a user will be allowed to view information about a particular food item.</text:span></text:p>
              </text:list-item>
            </text:list>
            <text:p text:style-name="P39"/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16">Single Player Mode</text:p>
          </table:table-cell>
          <table:table-cell table:style-name="Table2.B3" office:value-type="string">
            <text:p text:style-name="P7">Class State</text:p>
            <text:p text:style-name="P7"/>
            <text:list xml:id="list152767218661960312" text:style-name="L4">
              <text:list-item>
                <text:p text:style-name="P40">Player Id</text:p>
              </text:list-item>
            </text:list>
            <text:p text:style-name="P7"/>
            <text:list xml:id="list222406198944144" text:continue-numbering="true" text:style-name="L4">
              <text:list-item>
                <text:p text:style-name="P40">Object Id</text:p>
                <text:p text:style-name="P40"/>
              </text:list-item>
              <text:list-item>
                <text:p text:style-name="P40">Category Id</text:p>
              </text:list-item>
            </text:list>
            <text:p text:style-name="P7"/>
            <text:p text:style-name="P23">Class Behavior:</text:p>
            <text:p text:style-name="P23"/>
            <text:list xml:id="list8020148106400740060" text:style-name="L5">
              <text:list-item>
                <text:p text:style-name="P38">Card Recognition():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6">Informative Mode</text:p>
          </table:table-cell>
          <table:table-cell table:style-name="Table2.B3" office:value-type="string">
            <text:p text:style-name="P7">Class State</text:p>
            <text:p text:style-name="P7"/>
            <text:list xml:id="list76106744567478130" text:style-name="L6">
              <text:list-item>
                <text:p text:style-name="P41">Object Id</text:p>
              </text:list-item>
            </text:list>
            <text:p text:style-name="P7"/>
            <text:p text:style-name="P23">Class Behavior:</text:p>
            <text:p text:style-name="P23"/>
            <text:list xml:id="list222404802234948" text:continue-list="list8020148106400740060" text:style-name="L5">
              <text:list-item>
                <text:p text:style-name="P38">Card Recognition():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7">Card Recognition</text:p>
          </table:table-cell>
          <table:table-cell table:style-name="Table2.B3" office:value-type="string">
            <text:p text:style-name="P8">Class State</text:p>
            <text:p text:style-name="P8"/>
            <text:list xml:id="list6724752703071367839" text:style-name="L7">
              <text:list-item>
                <text:p text:style-name="P42">Card Name</text:p>
                <text:p text:style-name="P42"/>
              </text:list-item>
              <text:list-item>
                <text:p text:style-name="P42">Card Details</text:p>
              </text:list-item>
            </text:list>
            <text:p text:style-name="P8"/>
            <text:p text:style-name="P8">Class Behavior</text:p>
            <text:p text:style-name="P8"><text:soft-page-break/></text:p>
            <text:list xml:id="list5650104016210289522" text:style-name="L8">
              <text:list-item>
                <text:p text:style-name="P43">Compare():Checking on the basis of selected attribute , which food item has a higher value.</text:p>
              </text:list-item>
            </text:list>
            <text:p text:style-name="P8"/>
          </table:table-cell>
        </table:table-row>
      </table:table>
      <text:p text:style-name="P33">For <text:span text:style-name="T13">Integer Maze:</text:span></text:p>
      <text:p text:style-name="P3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User</text:p>
          </table:table-cell>
          <table:table-cell table:style-name="Table4.B1" office:value-type="string">
            <text:p text:style-name="P30">Class State</text:p>
            <text:list xml:id="list557942782834065489" text:style-name="L9">
              <text:list-item>
                <text:p text:style-name="P48">Name</text:p>
              </text:list-item>
              <text:list-item>
                <text:p text:style-name="P48">Player Id</text:p>
              </text:list-item>
            </text:list>
            <text:p text:style-name="P31">Class Behavior</text:p>
            <text:list xml:id="list2879931666507202945" text:style-name="L10">
              <text:list-item>
                <text:p text:style-name="P49">Select Options():It contains various modes such as play,exit and reset,scoreboard.</text:p>
              </text:list-item>
            </text:list>
          </table:table-cell>
        </table:table-row>
        <table:table-row>
          <table:table-cell table:style-name="Table4.A4" office:value-type="string">
            <text:p text:style-name="P31">Modes</text:p>
          </table:table-cell>
          <table:table-cell table:style-name="Table4.B4" office:value-type="string">
            <text:p text:style-name="P31">Class State</text:p>
            <text:list xml:id="list608888249450744042" text:style-name="L11">
              <text:list-item>
                <text:p text:style-name="P50">Play</text:p>
              </text:list-item>
              <text:list-item>
                <text:p text:style-name="P50">Reset</text:p>
              </text:list-item>
              <text:list-item>
                <text:p text:style-name="P50">Exit</text:p>
              </text:list-item>
              <text:list-item>
                <text:p text:style-name="P50">Score</text:p>
              </text:list-item>
            </text:list>
          </table:table-cell>
        </table:table-row>
        <table:table-row>
          <table:table-cell table:style-name="Table4.A4" office:value-type="string">
            <text:p text:style-name="P31">Play</text:p>
          </table:table-cell>
          <table:table-cell table:style-name="Table4.B4" office:value-type="string">
            <text:p text:style-name="P31">Class Behavior</text:p>
            <text:list xml:id="list3980893847247071218" text:style-name="L12">
              <text:list-item>
                <text:p text:style-name="P51">Throw A dice():User will throw a sign die and number die.</text:p>
              </text:list-item>
            </text:list>
          </table:table-cell>
        </table:table-row>
        <table:table-row>
          <table:table-cell table:style-name="Table4.A4" office:value-type="string">
            <text:p text:style-name="P31">Score Board</text:p>
          </table:table-cell>
          <table:table-cell table:style-name="Table4.B4" office:value-type="string">
            <text:p text:style-name="P31">Class Behavior</text:p>
            <text:list xml:id="list2301320779691612071" text:style-name="L13">
              <text:list-item>
                <text:p text:style-name="P52">Display the Score</text:p>
              </text:list-item>
            </text:list>
          </table:table-cell>
        </table:table-row>
        <table:table-row>
          <table:table-cell table:style-name="Table4.A5" office:value-type="string">
            <text:p text:style-name="P31">Reset</text:p>
          </table:table-cell>
          <table:table-cell table:style-name="Table4.B5" office:value-type="string">
            <text:p text:style-name="P31">Class Behaviour</text:p>
            <text:list xml:id="list7979726965707078448" text:style-name="L14">
              <text:list-item>
                <text:p text:style-name="P53">Start the game from the beginning</text:p>
              </text:list-item>
            </text:list>
          </table:table-cell>
        </table:table-row>
        <table:table-row>
          <table:table-cell table:style-name="Table4.A6" office:value-type="string">
            <text:p text:style-name="P31">User Input</text:p>
          </table:table-cell>
          <table:table-cell table:style-name="Table4.B6" office:value-type="string">
            <text:p text:style-name="P31">Class <text:span text:style-name="T2">State</text:span></text:p>
            <text:list xml:id="list5093146858572643321" text:style-name="L15">
              <text:list-item>
                <text:p text:style-name="P54">Input():The user will input which should be the next position of the coin</text:p>
              </text:list-item>
            </text:list>
            <text:p text:style-name="P32">Class Behavior</text:p>
            <text:list xml:id="list7313209607669786753" text:style-name="L16">
              <text:list-item>
                <text:p text:style-name="P55"><text:soft-page-break/>Update The Score(): Update the score based on whether the user input is correct or not.</text:p>
              </text:list-item>
              <text:list-item>
                <text:p text:style-name="P55">Change for the next player():</text:p>
              </text:list-item>
            </text:list>
          </table:table-cell>
        </table:table-row>
      </table:table>
      <text:p text:style-name="P10"/>
      <text:p text:style-name="P11"/>
      <text:p text:style-name="P10"/>
      <text:p text:style-name="P12">For Nutrimania:</text:p>
      <text:p text:style-name="P12"/>
      <text:p text:style-name="P12"><draw:g text:anchor-type="paragraph" draw:z-index="3" draw:name="Shape4" draw:style-name="gr1"><draw:custom-shape draw:style-name="gr53" draw:text-style-name="P68" svg:width="0.795cm" svg:height="1.02cm" svg:x="-2.483cm" svg:y="0.4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69" svg:x1="-2.123cm" svg:y1="1.437cm" svg:x2="-2.123cm" svg:y2="2.889cm"><text:p/></draw:line><draw:line draw:style-name="gr4" draw:text-style-name="P69" svg:x1="-2.123cm" svg:y1="1.437cm" svg:x2="-2.123cm" svg:y2="3.034cm"><text:p/></draw:line><draw:line draw:style-name="gr4" draw:text-style-name="P69" svg:x1="-2.596cm" svg:y1="2.163cm" svg:x2="-2.121cm" svg:y2="1.873cm"><text:p/></draw:line><draw:line draw:style-name="gr4" draw:text-style-name="P69" svg:x1="-1.648cm" svg:y1="2.163cm" svg:x2="-2.123cm" svg:y2="1.873cm"><text:p/></draw:line><draw:line draw:style-name="gr4" draw:text-style-name="P69" svg:x1="-2.121cm" svg:y1="2.889cm" svg:x2="-2.596cm" svg:y2="3.179cm"><text:p/></draw:line><draw:line draw:style-name="gr4" draw:text-style-name="P69" svg:x1="-2.123cm" svg:y1="2.889cm" svg:x2="-1.648cm" svg:y2="3.179cm"><text:p/></draw:line><draw:custom-shape draw:style-name="gr54" draw:text-style-name="P68" svg:width="0.475cm" svg:height="3.486cm" svg:x="-2.281cm" svg:y="3.757cm"><text:p/><draw:enhanced-geometry svg:viewBox="0 0 21600 21600" draw:mirror-horizontal="false" draw:mirror-vertical="false" draw:type="rectangle" draw:enhanced-path="M 0 0 L 21600 0 21600 21600 0 21600 0 0 Z N"/></draw:custom-shape><draw:custom-shape draw:style-name="gr55" draw:text-style-name="P68" svg:width="0.791cm" svg:height="3.195cm" svg:x="2.775cm" svg:y="2.981cm"><text:p/><draw:enhanced-geometry svg:viewBox="0 0 21600 21600" draw:mirror-horizontal="false" draw:mirror-vertical="false" draw:type="rectangle" draw:enhanced-path="M 0 0 L 21600 0 21600 21600 0 21600 0 0 Z N"/></draw:custom-shape><draw:line draw:style-name="gr20" draw:text-style-name="P69" svg:x1="-1.806cm" svg:y1="4.746cm" svg:x2="2.795cm" svg:y2="4.746cm"><text:p/></draw:line><draw:frame draw:style-name="gr56" draw:text-style-name="P63" svg:width="2.216cm" svg:height="0.913cm" svg:x="-2.755cm" svg:y="7.825cm"><draw:text-box><text:p text:style-name="P57"><text:span text:style-name="T21">User</text:span></text:p></draw:text-box></draw:frame><draw:frame draw:style-name="gr56" draw:text-style-name="P70" svg:width="4.114cm" svg:height="0.913cm" svg:x="-1.332cm" svg:y="3.757cm"><draw:text-box><text:p text:style-name="P57"><text:span text:style-name="T21">Select Mode </text:span></text:p></draw:text-box></draw:frame><draw:line draw:style-name="gr4" draw:text-style-name="P69" svg:x1="-2.123cm" svg:y1="1.437cm" svg:x2="-2.123cm" svg:y2="3.469cm"><text:p/></draw:line><draw:frame draw:style-name="gr57" draw:text-style-name="P70" svg:width="2.403cm" svg:height="1.579cm" svg:x="1.796cm" svg:y="2.111cm"><draw:text-box><text:p text:style-name="P57"><text:span text:style-name="T22">Modes</text:span></text:p></draw:text-box></draw:frame><draw:custom-shape draw:style-name="gr54" draw:text-style-name="P68" svg:width="0.479cm" svg:height="3.486cm" svg:x="6.781cm" svg:y="1.016cm"><text:p/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68" svg:width="0.479cm" svg:height="3.34cm" svg:x="6.781cm" svg:y="5.807cm"><text:p/><draw:enhanced-geometry svg:viewBox="0 0 21600 21600" draw:mirror-horizontal="false" draw:mirror-vertical="false" draw:type="rectangle" draw:enhanced-path="M 0 0 L 21600 0 21600 21600 0 21600 0 0 Z N"/></draw:custom-shape><draw:frame draw:style-name="gr59" draw:text-style-name="P70" svg:width="3.483cm" svg:height="1.583cm" svg:x="5.516cm" svg:y="0.24cm"><draw:text-box><text:p text:style-name="P57"><text:span text:style-name="T22">Singleplayer</text:span></text:p></draw:text-box></draw:frame><draw:frame draw:style-name="gr57" draw:text-style-name="P70" svg:width="3.169cm" svg:height="1.579cm" svg:x="5.673cm" svg:y="4.937cm"><draw:text-box><text:p text:style-name="P57"><text:span text:style-name="T22">Informative</text:span></text:p></draw:text-box></draw:frame><draw:custom-shape draw:style-name="gr60" draw:text-style-name="P68" svg:width="0.795cm" svg:height="3.195cm" svg:x="11.395cm" svg:y="3.039cm"><text:p/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68" svg:width="0.793cm" svg:height="3.193cm" svg:x="16.403cm" svg:y="2.84cm"><text:p/><draw:enhanced-geometry svg:viewBox="0 0 21600 21600" draw:mirror-horizontal="false" draw:mirror-vertical="false" draw:type="rectangle" draw:enhanced-path="M 0 0 L 21600 0 21600 21600 0 21600 0 0 Z N"/></draw:custom-shape><draw:connector draw:style-name="gr20" draw:text-style-name="P69" draw:type="line" svg:x1="4.195cm" svg:y1="2.018cm" svg:x2="6.553cm" svg:y2="1.967cm" svg:d="M4195 2018l2358-51" svg:viewBox="0 0 2360 53"><text:p/></draw:connector><draw:line draw:style-name="gr4" draw:text-style-name="P69" svg:x1="4.251cm" svg:y1="1.966cm" svg:x2="4.251cm" svg:y2="6.679cm"><text:p/></draw:line><draw:connector draw:style-name="gr20" draw:text-style-name="P69" draw:type="line" svg:x1="4.251cm" svg:y1="6.678cm" svg:x2="6.57cm" svg:y2="6.678cm" svg:d="M4251 6678h2319" svg:viewBox="0 0 2321 2"><text:p/></draw:connector><draw:frame draw:style-name="gr62" draw:text-style-name="P70" svg:width="3.483cm" svg:height="2.262cm" svg:x="10.395cm" svg:y="6.781cm"><draw:text-box><text:p text:style-name="P57"><text:span text:style-name="T22">Card Recognition</text:span></text:p></draw:text-box></draw:frame><draw:connector draw:style-name="gr20" draw:text-style-name="P69" draw:type="line" svg:x1="7.677cm" svg:y1="4.44cm" svg:x2="10.995cm" svg:y2="4.449cm" svg:d="M7677 4440l3318 9" svg:viewBox="0 0 3320 11"><text:p/></draw:connector><draw:connector draw:style-name="gr20" draw:text-style-name="P69" draw:type="line" svg:x1="13.189cm" svg:y1="4.454cm" svg:x2="16.173cm" svg:y2="4.447cm" svg:d="M13189 4454l2984-7" svg:viewBox="0 0 2986 9"><text:p/></draw:connector><draw:frame draw:style-name="gr63" draw:text-style-name="P70" svg:width="3.322cm" svg:height="1.722cm" svg:x="8.074cm" svg:y="3.84cm"><draw:text-box><text:p text:style-name="P57"><text:span text:style-name="T21">Select card</text:span></text:p></draw:text-box></draw:frame><draw:frame draw:style-name="gr64" draw:text-style-name="P71" svg:width="3.64cm" svg:height="1.851cm" svg:x="12.764cm" svg:y="3.868cm"><draw:text-box><text:p text:style-name="P57"><text:span text:style-name="T19">Select Comparision category</text:span></text:p></draw:text-box></draw:frame></draw:g></text:p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4" draw:name="Shape5" draw:style-name="gr65" draw:text-style-name="P72" svg:width="2.117cm" svg:height="1.482cm" svg:x="15.769cm" svg:y="0.385cm"><draw:text-box><text:p><text:span text:style-name="T23">Comparision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5"/>
      <text:p text:style-name="P15"/>
      <text:p text:style-name="P15">For <text:span text:style-name="T13">Integer Maze</text:span>:</text:p>
      <text:p text:style-name="P14"><draw:g text:anchor-type="paragraph" draw:z-index="1" draw:name="Shape3" draw:style-name="gr1"><draw:custom-shape draw:style-name="gr22" draw:text-style-name="P60" svg:width="0.839cm" svg:height="0.869cm" svg:x="-2.333cm" svg:y="2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61" svg:x1="-1.949cm" svg:y1="3.001cm" svg:x2="-1.949cm" svg:y2="4.24cm"><text:p/></draw:line><draw:line draw:style-name="gr4" draw:text-style-name="P61" svg:x1="-1.949cm" svg:y1="3.001cm" svg:x2="-1.949cm" svg:y2="4.363cm"><text:p/></draw:line><draw:line draw:style-name="gr4" draw:text-style-name="P61" svg:x1="-2.45cm" svg:y1="3.621cm" svg:x2="-1.948cm" svg:y2="3.373cm"><text:p/></draw:line><draw:line draw:style-name="gr4" draw:text-style-name="P61" svg:x1="-1.447cm" svg:y1="3.621cm" svg:x2="-1.949cm" svg:y2="3.373cm"><text:p/></draw:line><draw:line draw:style-name="gr4" draw:text-style-name="P61" svg:x1="-1.948cm" svg:y1="4.239cm" svg:x2="-2.45cm" svg:y2="4.487cm"><text:p/></draw:line><draw:line draw:style-name="gr4" draw:text-style-name="P61" svg:x1="-1.949cm" svg:y1="4.239cm" svg:x2="-1.447cm" svg:y2="4.487cm"><text:p/></draw:line><draw:custom-shape draw:style-name="gr23" draw:text-style-name="P60" svg:width="0.503cm" svg:height="2.973cm" svg:x="-2.116cm" svg:y="4.983cm"><text:p/><draw:enhanced-geometry svg:viewBox="0 0 21600 21600" draw:type="rectangle" draw:enhanced-path="M 0 0 L 21600 0 21600 21600 0 21600 0 0 Z N"/></draw:custom-shape><draw:custom-shape draw:style-name="gr24" draw:text-style-name="P60" svg:width="0.837cm" svg:height="2.724cm" svg:x="4.075cm" svg:y="4.24cm"><text:p/><draw:enhanced-geometry svg:viewBox="0 0 21600 21600" draw:type="rectangle" draw:enhanced-path="M 0 0 L 21600 0 21600 21600 0 21600 0 0 Z N"/></draw:custom-shape><draw:line draw:style-name="gr20" draw:text-style-name="P61" svg:x1="-1.448cm" svg:y1="5.726cm" svg:x2="3.907cm" svg:y2="5.726cm"><text:p/></draw:line><draw:frame draw:style-name="gr25" draw:text-style-name="P62" svg:width="2.343cm" svg:height="1.01cm" svg:x="-2.619cm" svg:y="8.447cm"><draw:text-box><text:p text:style-name="P57"><text:span text:style-name="T16">User</text:span></text:p></draw:text-box></draw:frame><draw:frame draw:style-name="gr25" draw:text-style-name="P62" svg:width="4.354cm" svg:height="1.01cm" svg:x="-0.779cm" svg:y="4.983cm"><draw:text-box><text:p text:style-name="P57"><text:span text:style-name="T16">Select Option </text:span></text:p></draw:text-box></draw:frame><draw:line draw:style-name="gr4" draw:text-style-name="P61" svg:x1="-1.949cm" svg:y1="3.001cm" svg:x2="-1.949cm" svg:y2="4.734cm"><text:p/></draw:line><draw:frame draw:style-name="gr26" draw:text-style-name="P62" svg:width="2.514cm" svg:height="1.038cm" svg:x="3.07cm" svg:y="3.496cm"><draw:text-box><text:p text:style-name="P57"><text:span text:style-name="T16">Options</text:span></text:p></draw:text-box></draw:frame><draw:custom-shape draw:style-name="gr27" draw:text-style-name="P60" svg:width="0.503cm" svg:height="2.851cm" svg:x="8.091cm" svg:y="1.513cm"><text:p/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60" svg:width="0.503cm" svg:height="2.971cm" svg:x="8.091cm" svg:y="5.23cm"><text:p/><draw:enhanced-geometry svg:viewBox="0 0 21600 21600" draw:type="rectangle" draw:enhanced-path="M 0 0 L 21600 0 21600 21600 0 21600 0 0 Z N"/></draw:custom-shape><draw:custom-shape draw:style-name="gr29" draw:text-style-name="P60" svg:width="0.503cm" svg:height="2.848cm" svg:x="8.091cm" svg:y="9.317cm"><text:p/><draw:enhanced-geometry svg:viewBox="0 0 21600 21600" draw:type="rectangle" draw:enhanced-path="M 0 0 L 21600 0 21600 21600 0 21600 0 0 Z N"/></draw:custom-shape><draw:frame draw:style-name="gr30" draw:text-style-name="P62" svg:width="3.013cm" svg:height="1.036cm" svg:x="7.756cm" svg:y="0.896cm"><draw:text-box><text:p text:style-name="P57"><text:span text:style-name="T16">Play</text:span></text:p></draw:text-box></draw:frame><draw:frame draw:style-name="gr30" draw:text-style-name="P62" svg:width="3.349cm" svg:height="1.036cm" svg:x="6.92cm" svg:y="4.565cm"><draw:text-box><text:p text:style-name="P57"><text:span text:style-name="T16">Scoreboard</text:span></text:p></draw:text-box></draw:frame><draw:frame draw:style-name="gr30" draw:text-style-name="P62" svg:width="3.347cm" svg:height="1.036cm" svg:x="7.423cm" svg:y="8.652cm"><draw:text-box><text:p text:style-name="P57"><text:span text:style-name="T16">Reset</text:span></text:p></draw:text-box></draw:frame><draw:custom-shape draw:style-name="gr31" draw:text-style-name="P60" svg:width="0.839cm" svg:height="2.722cm" svg:x="12.441cm" svg:y="4.983cm"><text:p/><draw:enhanced-geometry svg:viewBox="0 0 21600 21600" draw:type="rectangle" draw:enhanced-path="M 0 0 L 21600 0 21600 21600 0 21600 0 0 Z N"/></draw:custom-shape><draw:custom-shape draw:style-name="gr31" draw:text-style-name="P60" svg:width="0.839cm" svg:height="2.722cm" svg:x="17.128cm" svg:y="2.508cm"><text:p/><draw:enhanced-geometry svg:viewBox="0 0 21600 21600" draw:type="rectangle" draw:enhanced-path="M 0 0 L 21600 0 21600 21600 0 21600 0 0 Z N"/></draw:custom-shape><draw:connector draw:style-name="gr20" draw:text-style-name="P61" draw:type="line" svg:x1="5.354cm" svg:y1="6.087cm" svg:x2="7.85cm" svg:y2="6.04cm" svg:d="M5354 6087l2496-47" svg:viewBox="0 0 2498 49"><text:p/></draw:connector><draw:line draw:style-name="gr4" draw:text-style-name="P61" xml:id="id9" draw:id="id9" svg:x1="5.416cm" svg:y1="3.001cm" svg:x2="5.416cm" svg:y2="10.059cm"><text:p/></draw:line><draw:connector draw:style-name="gr20" draw:text-style-name="P61" draw:type="line" svg:x1="5.416cm" svg:y1="3cm" svg:x2="7.813cm" svg:y2="2.988cm" draw:start-shape="id9" draw:start-glue-point="0" svg:d="M5416 3000l2397-12" svg:viewBox="0 0 2399 14"><text:p/></draw:connector><draw:connector draw:style-name="gr20" draw:text-style-name="P61" draw:type="line" svg:x1="5.414cm" svg:y1="10.059cm" svg:x2="7.87cm" svg:y2="10.059cm" svg:d="M5414 10059h2456" svg:viewBox="0 0 2457 2"><text:p/></draw:connector><draw:frame draw:style-name="gr30" draw:text-style-name="P62" svg:width="3.516cm" svg:height="1.036cm" svg:x="11.771cm" svg:y="8.077cm"><draw:text-box><text:p text:style-name="P57"><text:span text:style-name="T16">UserInput</text:span></text:p></draw:text-box></draw:frame><draw:connector draw:style-name="gr20" draw:text-style-name="P61" draw:type="line" svg:x1="8.707cm" svg:y1="6.343cm" svg:x2="12.218cm" svg:y2="6.354cm" svg:d="M8707 6343l3511 11" svg:viewBox="0 0 3514 12"><text:p/></draw:connector><draw:connector draw:style-name="gr20" draw:text-style-name="P61" draw:type="line" svg:x1="16.292cm" svg:y1="7.946cm" svg:x2="17.112cm" svg:y2="7.955cm" draw:start-shape="id10" draw:start-glue-point="2" svg:d="M16292 7946l820 9" svg:viewBox="0 0 822 11"><text:p/></draw:connector><draw:frame draw:style-name="gr30" draw:text-style-name="P62" svg:width="3.516cm" svg:height="1.036cm" svg:x="8.762cm" svg:y="5.726cm"><draw:text-box><text:p text:style-name="P57"><text:span text:style-name="T16">Throw dice</text:span></text:p></draw:text-box></draw:frame><draw:frame draw:style-name="gr32" draw:text-style-name="P62" svg:width="3.85cm" svg:height="1.662cm" svg:x="13.279cm" svg:y="5.86cm"><draw:text-box><text:p text:style-name="P57"><text:span text:style-name="T16">Select coin position</text:span></text:p></draw:text-box></draw:frame><draw:custom-shape draw:style-name="gr31" draw:text-style-name="P60" svg:width="0.839cm" svg:height="2.722cm" svg:x="17.128cm" svg:y="6.717cm"><text:p/><draw:enhanced-geometry svg:viewBox="0 0 21600 21600" draw:type="rectangle" draw:enhanced-path="M 0 0 L 21600 0 21600 21600 0 21600 0 0 Z N"/></draw:custom-shape><draw:connector draw:style-name="gr20" draw:text-style-name="P61" draw:type="line" svg:x1="16.292cm" svg:y1="4.223cm" svg:x2="17.112cm" svg:y2="4.233cm" draw:start-shape="id10" draw:start-glue-point="0" svg:d="M16292 4223l820 10" svg:viewBox="0 0 822 12"><text:p/></draw:connector><draw:line draw:style-name="gr4" draw:text-style-name="P61" svg:x1="13.448cm" svg:y1="6.344cm" svg:x2="16.293cm" svg:y2="6.344cm"><text:p/></draw:line><draw:line draw:style-name="gr4" draw:text-style-name="P61" xml:id="id10" draw:id="id10" svg:x1="16.293cm" svg:y1="7.946cm" svg:x2="16.293cm" svg:y2="4.223cm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h text:style-name="P47" text:outline-level="1">Design Rational<text:span text:style-name="T8">e</text:span></text:h>
      <text:p text:style-name="P20"/>
      <text:p text:style-name="P21">ALL GAMES</text:p>
      <text:p text:style-name="P18">1) <text:s/><text:span text:style-name="T9">Camera may not be able to focus on the image shown.</text:span></text:p>
      <text:p text:style-name="P18">Resolution : <text:span text:style-name="T9">Writing an auto-focus script that configures phone’s camera automatically for better focus and view capture.</text:span></text:p>
      <text:p text:style-name="P18">2) <text:s/><text:span text:style-name="T10">Screen may not be in best view causing some features to be not clear.</text:span></text:p>
      <text:p text:style-name="P18">Resolution : <text:span text:style-name="T10">The view mode is kept fixed as landscape.</text:span></text:p>
      <text:p text:style-name="P18">3) <text:span text:style-name="T10">Buttons used in the games may not work on clicking.</text:span></text:p>
      <text:p text:style-name="P18">Resolution : <text:span text:style-name="T10">Assigning event to the exact position of the button.</text:span></text:p>
      <text:p text:style-name="P18">4) <text:span text:style-name="T10">Game data not reset after pre-empted exit of the game.</text:span></text:p>
      <text:p text:style-name="P18">Resolution : <text:span text:style-name="T10">Resetting data on restart of any instant of the game but not when the game is minimized as it can be continued again.</text:span></text:p>
      <text:p text:style-name="P19"><text:span text:style-name="T14">5</text:span>) <text:span text:style-name="T12">Results may not appear after each step.</text:span></text:p>
      <text:p text:style-name="P19">Resolution : <text:span text:style-name="T12">Resetting the data only when the reset event is called, solves the problem and the results are shown cumulatively till the reset function is not call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start" style:justify-single-word="false" fo:keep-with-next="always"/>
      <style:text-properties fo:font-size="12pt" fo:font-weight="bold" style:letter-kerning="true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style:font-name="Symbol" fo:font-family="Symbol" style:font-pitch="variable" fo:font-size="9pt" style:font-size-asian="9pt" style:font-name-complex="Symbol" style:font-family-complex="Symbol" style:font-pitch-complex="variable" style:font-size-complex="9pt"/>
    </style:style>
    <style:style style:name="WW8Num1z1" style:family="text">
      <style:text-properties style:font-name="Courier New" fo:font-family="'Courier New'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er_20_Char" style:display-name="Footer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621cm" fo:margin-left="-0.191cm" table:align="left" style:writing-mode="lr-tb"/>
    </style:style>
    <style:style style:name="Table3.A" style:family="table-column">
      <style:table-column-properties style:column-width="7.814cm"/>
    </style:style>
    <style:style style:name="Table3.B" style:family="table-column">
      <style:table-column-properties style:column-width="7.8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Product Desig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7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duct Design</dc:title>
    <meta:initial-creator>Kenn Martinez</meta:initial-creator>
    <meta:creation-date>2012-10-01T10:44:00</meta:creation-date>
    <dc:date>2018-11-10T22:24:04.109833055</dc:date>
    <meta:editing-cycles>16</meta:editing-cycles>
    <meta:editing-duration>PT1H48M17S</meta:editing-duration>
    <meta:generator>LibreOffice/5.1.6.2$Linux_X86_64 LibreOffice_project/10m0$Build-2</meta:generator>
    <meta:document-statistic meta:table-count="4" meta:image-count="0" meta:object-count="0" meta:page-count="7" meta:paragraph-count="84" meta:word-count="433" meta:character-count="2383" meta:non-whitespace-character-count="2041"/>
  </office:meta>
</office:document-meta>
</file>